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#ffff99" style:font-weight-asian="normal" style:font-weight-complex="normal"/>
    </style:style>
    <style:style style:name="T3" style:family="text">
      <style:text-properties fo:font-size="27pt" fo:font-weight="bold" style:font-size-asian="27pt" style:font-weight-asian="bold" style:font-size-complex="27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background-color="#ffff99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normal" fo:background-color="#ffff99" style:font-size-asian="26pt" style:font-weight-asian="normal" style:font-size-complex="26pt" style:font-weight-complex="normal"/>
    </style:style>
    <style:style style:name="T9" style:family="text">
      <style:text-properties fo:font-size="27pt" fo:font-weight="normal" style:font-size-asian="27pt" style:font-weight-asian="normal" style:font-size-complex="27pt" style:font-weight-complex="normal"/>
    </style:style>
    <style:style style:name="T10" style:family="text">
      <style:text-properties fo:font-size="27pt" fo:font-weight="normal" fo:background-color="#ffff66" style:font-size-asian="27pt" style:font-weight-asian="normal" style:font-size-complex="27pt" style:font-weight-complex="normal"/>
    </style:style>
    <style:style style:name="T11" style:family="text">
      <style:text-properties fo:font-size="27pt" fo:font-weight="normal" fo:background-color="#ffff00" style:font-size-asian="27pt" style:font-weight-asian="normal" style:font-size-complex="27pt" style:font-weight-complex="normal"/>
    </style:style>
    <style:style style:name="T12" style:family="text">
      <style:text-properties fo:font-size="27pt" fo:font-weight="normal" fo:background-color="#ffff99" style:font-size-asian="27pt" style:font-weight-asian="normal" style:font-size-complex="27pt" style:font-weight-complex="normal"/>
    </style:style>
    <style:style style:name="T13" style:family="text">
      <style:text-properties fo:font-size="27pt" fo:font-weight="normal" fo:background-color="transparent" style:font-size-asian="27pt" style:font-weight-asian="normal" style:font-size-complex="27pt" style:font-weight-complex="normal"/>
    </style:style>
    <style:style style:name="T14" style:family="text">
      <style:text-properties fo:font-size="28pt" fo:background-color="#ffff99" style:font-size-asian="28pt" style:font-size-complex="28pt"/>
    </style:style>
    <style:style style:name="T15" style:family="text">
      <style:text-properties fo:font-size="27pt" fo:font-weight="normal" fo:background-color="#eeeeee" style:font-size-asian="27pt" style:font-weight-asian="normal" style:font-size-complex="27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background-color="#ffff99" style:font-size-asian="16pt" style:font-size-complex="1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background-color="#ffff99" style:font-size-asian="22pt" style:font-size-complex="22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ef2929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ef2929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ocker and jav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kuarch (Alfredo Bell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 am software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c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tainers</text:p>
              </text:list-item>
              <text:list-item>
                <text:p>Is not virtualizatio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orksho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t the image of ubuntu</text:p>
              </text:list-item>
              <text:list-item>
                <text:p>Create docker network (load-balancer-net)</text:p>
              </text:list-item>
              <text:list-item>
                <text:p>Create web app (webapp.jar)</text:p>
              </text:list-item>
              <text:list-item>
                <text:p>Create Dockerfile web app</text:p>
              </text:list-item>
              <text:list-item>
                <text:p>Create image web app (webapp)</text:p>
              </text:list-item>
              <text:list-item>
                <text:p>Create containers (webapp1 and webapp2)</text:p>
              </text:list-item>
              <text:list-item>
                <text:p>Create Dockerfile nginx (nginx)</text:p>
              </text:list-item>
              <text:list-item>
                <text:p>Create container (ngin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buntu im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docker pull ubuntu:16.0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Net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docker network create <text:span text:style-name="T2">load-balancer-ne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troller</text:p>
          </draw:text-box>
        </draw:frame>
        <draw:frame presentation:style-name="pr9" draw:text-style-name="P2" draw:layer="layout" svg:width="24cm" svg:height="14.6cm" svg:x="2cm" svg:y="4.6cm" presentation:class="outline" presentation:user-transformed="true">
          <draw:text-box>
            <text:list text:style-name="L3">
              <text:list-header>
                <text:p><text:span text:style-name="T4">@Controller</text:span><text:span text:style-name="T4"><text:tab/></text:span></text:p>
                <text:p><text:span text:style-name="T4">public class MainController {</text:span><text:span text:style-name="T4"><text:tab/></text:span></text:p>
                <text:p><text:span text:style-name="T4">@RequestMapping(value = {"/"})</text:span></text:p>
                <text:p><text:span text:style-name="T4">public ModelAndView main(ModelAndView mav) <text:s/>throws Exception {</text:span></text:p>
                <text:p><text:span text:style-name="T4"><text:s text:c="4"/></text:span><text:span text:style-name="T4">mav.setViewName("hello");</text:span><text:span text:style-name="T4"><text:tab/></text:span><text:span text:style-name="T4"> </text:span></text:p>
                <text:p><text:span text:style-name="T4"><text:s text:c="4"/></text:span><text:span text:style-name="T4">String hostname = </text:span><text:span text:style-name="T5">InetAddress.getLocalHost().getHostName();</text:span></text:p>
                <text:p><text:span text:style-name="T4"><text:s text:c="4"/></text:span><text:span text:style-name="T4">mav.addObject("hostname", hostname);</text:span><text:span text:style-name="T4"><text:tab/></text:span><text:span text:style-name="T4"><text:tab/></text:span></text:p>
                <text:p><text:span text:style-name="T4"><text:s text:c="4"/></text:span><text:span text:style-name="T4">return mav;</text:span></text:p>
                <text:p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uild j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mvn clean package</text:p>
                <text:p/>
                <text:p>path: dockerJava/web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6">(web)</text:span>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><text:span text:style-name="T7">docker build --no-cache=true -t </text:span><text:span text:style-name="T8">workshop/web</text:span><text:span text:style-name="T7"> .</text:span></text:p>
                <text:p><text:span text:style-name="T7"/></text:p>
                <text:p><text:span text:style-name="T7">path: dockerJava/web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6">(web1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9">docker run </text:span><text:span text:style-name="T10">--name web</text:span><text:span text:style-name="T11">1</text:span><text:span text:style-name="T9"> -t -i -d -–net=load-balancer-net </text:span><text:span text:style-name="T12">workshop/web</text:span><text:span text:style-name="T9"> </text:span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9">docker start </text:span><text:span text:style-name="T10">web</text:span><text:span text:style-name="T11">1</text:span></text:p>
                <text:p><text:span text:style-name="T11"/></text:p>
                <text:p><text:span text:style-name="T13">path: dockerJava/web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6">(</text:span><text:span text:style-name="T14">web2</text:span><text:span text:style-name="T6">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9">docker run </text:span><text:span text:style-name="T12">--name web</text:span><text:span text:style-name="T11">2</text:span><text:span text:style-name="T9"> -t -i -d -–net=load-balancer-net </text:span><text:span text:style-name="T15">workshop/web</text:span><text:span text:style-name="T9"> </text:span></text:p>
                <text:p><text:span text:style-name="T3"/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9">docker start </text:span><text:span text:style-name="T12">web</text:span><text:span text:style-name="T11">2</text:span></text:p>
                <text:p><text:span text:style-name="T11"/></text:p>
                <text:p><text:span text:style-name="T13">path dockerJava/web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ad balancer config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6">events { }</text:span></text:p>
                <text:p><text:span text:style-name="T16">http {</text:span></text:p>
                <text:p><text:span text:style-name="T16"><text:s text:c="2"/></text:span><text:span text:style-name="T16">upstream nginx {</text:span></text:p>
                <text:p><text:span text:style-name="T16"><text:s text:c="4"/></text:span><text:span text:style-name="T16">server </text:span><text:span text:style-name="T17">web1</text:span><text:span text:style-name="T16">:8080;</text:span></text:p>
                <text:p><text:span text:style-name="T16"><text:s text:c="4"/></text:span><text:span text:style-name="T16">server </text:span><text:span text:style-name="T17">web2</text:span><text:span text:style-name="T16">:8080; <text:s text:c="3"/></text:span></text:p>
                <text:p><text:span text:style-name="T16"><text:s text:c="2"/></text:span><text:span text:style-name="T16">}</text:span></text:p>
                <text:p><text:span text:style-name="T16"><text:s text:c="2"/></text:span><text:span text:style-name="T16">server {</text:span></text:p>
                <text:p><text:span text:style-name="T16"><text:s text:c="4"/></text:span><text:span text:style-name="T16">listen 8080; <text:s text:c="3"/></text:span></text:p>
                <text:p><text:span text:style-name="T16"><text:s text:c="4"/></text:span><text:span text:style-name="T16">location / {</text:span></text:p>
                <text:p><text:span text:style-name="T16"><text:s text:c="6"/></text:span><text:span text:style-name="T16">proxy_pass http://</text:span><text:span text:style-name="T17">nginx</text:span><text:span text:style-name="T16">/;</text:span></text:p>
                <text:p><text:span text:style-name="T16"><text:s text:c="4"/></text:span><text:span text:style-name="T16">}</text:span></text:p>
                <text:p><text:span text:style-name="T16"><text:s text:c="2"/></text:span><text:span text:style-name="T16">}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rt.s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#!/bin/bash</text:p>
                <text:p/>
                <text:p>/etc/init.d/nginx start</text:p>
                <text:p>tail -100f /var/log/nginx/error.log</text:p>
                <text:p/>
                <text:p/>
                <text:p>path: dockerJava/docker-nginx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6">(load 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8">docker build --no-cache=true </text:span><text:span text:style-name="T19">--network load-balancer-net</text:span><text:span text:style-name="T18"> -t workshop/nginx .</text:span></text:p>
                <text:p><text:span text:style-name="T18"/></text:p>
                <text:p><text:span text:style-name="T18">path: dockerJava/docker-ngin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container <text:span text:style-name="T6">(load-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0">Create container</text:span></text:p>
                <text:p><text:span text:style-name="T18">docker run –-name load-balancer –-net=load-balancer-net -i -t -d </text:span><text:span text:style-name="T19">-p 8080:8080</text:span><text:span text:style-name="T18"> workshop/nginx</text:span></text:p>
                <text:p><text:span text:style-name="T18"/></text:p>
              </text:list-item>
              <text:list-item>
                <text:p><text:span text:style-name="T20">Run container (optional)</text:span></text:p>
              </text:list-item>
              <text:list-item>
                <text:p><text:span text:style-name="T18">docker start load-balancer</text:span></text:p>
                <text:p><text:span text:style-name="T18"/></text:p>
                <text:p><text:span text:style-name="T18"/></text:p>
                <text:p><text:span text:style-name="T18">path: dockerJava/docker-ngin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s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ttp://localhost:808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anks !!!</text:p>
                <text:p/>
                <text:p/>
                <text:p><text:s text:c="20"/>@skuarchDevel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07:53:04.582803219</meta:creation-date>
    <meta:editing-duration>PT4H32M10S</meta:editing-duration>
    <meta:editing-cycles>37</meta:editing-cycles>
    <meta:generator>LibreOffice/5.1.6.2$Linux_X86_64 LibreOffice_project/10m0$Build-2</meta:generator>
    <dc:date>2017-03-07T21:22:28.212930884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